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MTT10" svg:font-family="CMTT10" style:font-family-generic="roman" style:font-pitch="variable"/>
    <style:font-face style:name="Liberation Serif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049" officeooo:paragraph-rsid="0013f049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3f049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3f049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3f049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13f049"/>
    </style:style>
    <style:style style:name="P6" style:family="paragraph" style:parent-style-name="Standard" style:list-style-name="L5">
      <style:paragraph-properties fo:text-align="start" style:justify-single-word="false"/>
      <style:text-properties officeooo:paragraph-rsid="0013f049"/>
    </style:style>
    <style:style style:name="P7" style:family="paragraph" style:parent-style-name="Standard" style:list-style-name="L6">
      <style:paragraph-properties fo:text-align="start" style:justify-single-word="false"/>
      <style:text-properties officeooo:paragraph-rsid="0013f049"/>
    </style:style>
    <style:style style:name="P8" style:family="paragraph" style:parent-style-name="Standard" style:list-style-name="L7">
      <style:paragraph-properties fo:text-align="start" style:justify-single-word="false"/>
      <style:text-properties officeooo:paragraph-rsid="00147d27"/>
    </style:style>
    <style:style style:name="P9" style:family="paragraph" style:parent-style-name="Standard">
      <style:paragraph-properties fo:text-align="start" style:justify-single-word="false"/>
      <style:text-properties officeooo:rsid="00143abf" officeooo:paragraph-rsid="00143ab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47d27" officeooo:paragraph-rsid="00147d27"/>
    </style:style>
    <style:style style:name="P11" style:family="paragraph" style:parent-style-name="Standard">
      <style:text-properties officeooo:rsid="0016ceb5" officeooo:paragraph-rsid="0016ceb5"/>
    </style:style>
    <style:style style:name="T1" style:family="text">
      <style:text-properties officeooo:rsid="0013f049"/>
    </style:style>
    <style:style style:name="T2" style:family="text">
      <style:text-properties officeooo:rsid="00143abf"/>
    </style:style>
    <style:style style:name="T3" style:family="text">
      <style:text-properties officeooo:rsid="001551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reading paper</text:p>
      <text:p text:style-name="P11">PM – Programming model</text:p>
      <text:list xml:id="list630515899" text:style-name="L7">
        <text:list-item>
          <text:p text:style-name="P8">Current threading approaches are based on operating system (OS) threads (e.g., Pthreads [2]) or high-level programming models (PMs) (e.g., OpenMP [3]) that are closely tied with OS threads.</text:p>
        </text:list-item>
      </text:list>
      <text:list xml:id="list2712708904" text:style-name="L6">
        <text:list-item>
          <text:p text:style-name="P7"><text:span text:style-name="T1">ULT – User level threads</text:span></text:p>
        </text:list-item>
      </text:list>
      <text:list xml:id="list3038388206" text:style-name="L5">
        <text:list-item>
          <text:p text:style-name="P6">Converse threads support ULT and as well as <text:span text:style-name="T3">stack less</text:span> threads known as Messages</text:p>
        </text:list-item>
      </text:list>
      <text:list xml:id="list3003564115" text:style-name="L4">
        <text:list-item>
          <text:p text:style-name="P5">Argobots use stackless threads known as tasklets</text:p>
        </text:list-item>
      </text:list>
      <text:list xml:id="list3822619801" text:style-name="L3">
        <text:list-item>
          <text:p text:style-name="P4">Qthread and MassiveThreads are best performing LWT models in HPC</text:p>
        </text:list-item>
      </text:list>
      <text:list xml:id="list2692999205" text:style-name="L2">
        <text:list-item>
          <text:p text:style-name="P3">Converse threads and argobots are one of the first and currently used LWT lib and the most flexible solution</text:p>
        </text:list-item>
      </text:list>
      <text:list xml:id="list3779123970" text:style-name="L1">
        <text:list-item>
          <text:p text:style-name="P2"><text:span text:style-name="T2">Intel and GNU openMP lie on the top of Pthreads in order to exploit concurrency. These runtime automatically creates all the needed structures and distribute the work.</text:span></text:p>
        </text:list-item>
        <text:list-item>
          <text:p text:style-name="P10">GNU implements a shared task queue for all the threads</text:p>
        </text:list-item>
        <text:list-item>
          <text:p text:style-name="P10">Intel incorporates one task queue for each thread and integrates work stealing procedure for the load balance.</text:p>
        </text:list-item>
        <text:list-item>
          <text:p text:style-name="P10"/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MTT10" svg:font-family="CMTT10" style:font-family-generic="roman" style:font-pitch="variable"/>
    <style:font-face style:name="Liberation Serif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6:35:06.771000000</meta:creation-date>
    <dc:date>2020-02-04T14:43:49.758000000</dc:date>
    <meta:editing-duration>P5DT5H48M47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2" meta:word-count="151" meta:character-count="891" meta:non-whitespace-character-count="759"/>
  </office:meta>
</office:document-meta>
</file>